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09cm" fo:min-width="0.98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09cm" fo:min-width="0.988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109cm" fo:min-width="0.989cm"/>
    </style:style>
    <style:style style:name="gr4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0.55cm" fo:min-width="8.644cm"/>
    </style:style>
    <style:style style:name="gr5" style:family="graphic" style:parent-style-name="standard">
      <style:graphic-properties svg:stroke-color="#66cc00" draw:fill-color="#ffffff" draw:textarea-horizontal-align="justify" draw:textarea-vertical-align="middle" draw:auto-grow-height="false" fo:min-height="1.097cm" fo:min-width="0.75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6.99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782cm" fo:min-width="3.691cm"/>
    </style:style>
    <style:style style:name="gr10" style:family="graphic" style:parent-style-name="standard">
      <style:graphic-properties draw:textarea-horizontal-align="justify" draw:textarea-vertical-align="middle" draw:auto-grow-height="false" fo:min-height="3.433cm" fo:min-width="6.993cm"/>
    </style:style>
    <style:style style:name="gr11" style:family="graphic" style:parent-style-name="standard">
      <style:graphic-properties svg:stroke-color="#ff0000" draw:fill="none" draw:textarea-horizontal-align="justify" draw:textarea-vertical-align="middle" draw:auto-grow-height="false" fo:min-height="10.37cm" fo:min-width="16.204cm"/>
    </style:style>
    <style:style style:name="gr12" style:family="graphic" style:parent-style-name="standard">
      <style:graphic-properties draw:stroke="none" svg:stroke-color="#000000" draw:fill="none" draw:fill-color="#ffffff" fo:min-height="1.267cm"/>
    </style:style>
    <style:style style:name="gr13" style:family="graphic" style:parent-style-name="standard">
      <style:graphic-properties draw:fill-color="#ffff00" draw:textarea-vertical-align="middle" draw:auto-grow-height="false" fo:min-height="4.451cm" fo:min-width="11.312cm"/>
    </style:style>
    <style:style style:name="gr14" style:family="graphic" style:parent-style-name="standard">
      <style:graphic-properties draw:stroke="none" svg:stroke-color="#000000" draw:fill="none" draw:fill-color="#ffffff" fo:min-height="2.134cm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loext:graphic-properties draw:fill-color="#ffff00"/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89cm" svg:height="1.359cm" svg:x="10.779cm" svg:y="4.2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88cm" svg:height="1.359cm" svg:x="12.268cm" svg:y="4.2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89cm" svg:height="1.359cm" svg:x="13.756cm" svg:y="4.2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88cm" svg:height="1.359cm" svg:x="15.245cm" svg:y="4.2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89cm" svg:height="1.359cm" svg:x="18.434cm" svg:y="4.2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89cm" svg:height="1.359cm" svg:x="16.733cm" svg:y="4.213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144cm" svg:height="0.8cm" svg:x="10.779cm" svg:y="3.413cm">
          <text:p text:style-name="P2">1 <text:s text:c="6"/>2 <text:s text:c="6"/>3 <text:s text:c="5"/>4 <text:s text:c="14"/>n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1.778cm" svg:height="1.905cm" svg:x="3.54cm" svg:y="4.175cm">
          <text:p text:style-name="P2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1.778cm" svg:height="1.905cm" svg:x="5.445cm" svg:y="6.969cm">
          <text:p text:style-name="P2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1.778cm" svg:height="1.905cm" svg:x="1.635cm" svg:y="6.842cm">
          <text:p text:style-name="P2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3.8cm" svg:y1="5.801cm" svg:x2="2.524cm" svg:y2="6.842cm" draw:start-shape="id1" draw:start-glue-point="7" draw:end-shape="id2" draw:end-glue-point="4" svg:d="M3800 5801l-1276 1041" svg:viewBox="0 0 1277 1042">
          <text:p/>
        </draw:connector>
        <draw:connector draw:style-name="gr6" draw:text-style-name="P4" draw:layer="layout" draw:type="line" svg:x1="5.058cm" svg:y1="5.801cm" svg:x2="6.334cm" svg:y2="6.969cm" draw:start-shape="id1" draw:start-glue-point="9" draw:end-shape="id3" draw:end-glue-point="4" svg:d="M5058 5801l1276 1168" svg:viewBox="0 0 1277 1169">
          <text:p/>
        </draw:connector>
        <draw:connector draw:style-name="gr6" draw:text-style-name="P4" draw:layer="layout" draw:type="line" svg:x1="3.153cm" svg:y1="8.468cm" svg:x2="4.085cm" svg:y2="9.655cm" draw:start-shape="id2" draw:start-glue-point="9" svg:d="M3153 8468l932 1187" svg:viewBox="0 0 933 1188">
          <text:p/>
        </draw:connector>
        <draw:connector draw:style-name="gr6" draw:text-style-name="P4" draw:layer="layout" draw:type="line" svg:x1="1.895cm" svg:y1="8.468cm" svg:x2="1.392cm" svg:y2="9.283cm" draw:start-shape="id2" draw:start-glue-point="7" svg:d="M1895 8468l-503 815" svg:viewBox="0 0 504 816">
          <text:p/>
        </draw:connector>
        <draw:connector draw:style-name="gr6" draw:text-style-name="P4" draw:layer="layout" draw:type="line" svg:x1="5.705cm" svg:y1="8.595cm" svg:x2="4.92cm" svg:y2="9.608cm" draw:start-shape="id3" draw:start-glue-point="7" svg:d="M5705 8595l-785 1013" svg:viewBox="0 0 786 1014">
          <text:p/>
        </draw:connector>
        <draw:custom-shape draw:style-name="gr7" draw:text-style-name="P2" draw:layer="layout" svg:width="7.493cm" svg:height="2.286cm" svg:x="0.492cm" svg:y="17.129cm">
          <text:p>User submits an new job </text:p>
          <text:p>Or</text:p>
          <text:p><text:s/>a new job is read from file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2.143cm" svg:y1="17.129cm" svg:x2="8.493cm" svg:y2="13.827cm">
          <text:p/>
        </draw:line>
        <draw:line draw:style-name="gr8" draw:text-style-name="P4" draw:layer="layout" svg:x1="4.683cm" svg:y1="17.002cm" svg:x2="8.493cm" svg:y2="13.827cm">
          <text:p/>
        </draw:line>
        <draw:custom-shape draw:style-name="gr9" draw:text-style-name="P2" draw:layer="layout" svg:width="4.191cm" svg:height="2.032cm" svg:x="8.62cm" svg:y="12.811cm">
          <text:p text:style-name="P2">Job added</text:p>
          <text:p text:style-name="P2">To priority</text:p>
          <text:p text:style-name="P2">queue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2.811cm" svg:y1="13.827cm" svg:x2="16.24cm" svg:y2="16.24cm">
          <text:p/>
        </draw:line>
        <draw:custom-shape draw:style-name="gr10" draw:text-style-name="P2" draw:layer="layout" svg:width="7.493cm" svg:height="3.683cm" svg:x="13.065cm" svg:y="16.367cm">
          <text:p text:style-name="P2">scheduleJob()</text:p>
          <text:p text:style-name="P2">Job that requires the</text:p>
          <text:p text:style-name="P2"><text:s/>Smallest number of</text:p>
          <text:p text:style-name="P2"><text:s/>Processors added to</text:p>
          <text:p text:style-name="P2">the “running” list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.493cm" svg:height="3.683cm" svg:x="6.461cm" svg:y="21.193cm">
          <text:p text:style-name="P2">Housekeeping</text:p>
          <text:p text:style-name="P2">Decrements running timers</text:p>
          <text:p text:style-name="P2">Deletes finished jobs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6.621cm" svg:y1="20.05cm" svg:x2="13.954cm" svg:y2="23.098cm">
          <text:p/>
        </draw:line>
        <draw:line draw:style-name="gr8" draw:text-style-name="P4" draw:layer="layout" svg:x1="6.334cm" svg:y1="22.463cm" svg:x2="3.794cm" svg:y2="19.415cm">
          <text:p/>
        </draw:line>
        <draw:custom-shape draw:style-name="gr11" draw:text-style-name="P4" draw:layer="layout" svg:width="23.622cm" svg:height="15.018cm" svg:x="-1.413cm" svg:y="1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4.191cm" svg:height="1.517cm" svg:x="9.128cm" svg:y="10.652cm">
          <draw:text-box>
            <text:p><text:span text:style-name="T1">Tick</text:span></text:p>
          </draw:text-box>
        </draw:frame>
        <draw:line draw:style-name="gr8" draw:text-style-name="P4" draw:layer="layout" svg:x1="8.874cm" svg:y1="12.811cm" svg:x2="6.842cm" svg:y2="8.62cm">
          <text:p/>
        </draw:line>
        <draw:custom-shape draw:style-name="gr13" draw:text-style-name="P6" draw:layer="layout" svg:width="11.811cm" svg:height="4.7cm" draw:transform="rotate (0.000174532925199433) translate (3.159cm 0.618cm)">
          <text:p text:style-name="P2"><text:span text:style-name="T2"><text:s text:c="26"/></text:span><text:span text:style-name="T2">ScheduleJob()</text:span></text:p>
          <text:p text:style-name="P2"><text:span text:style-name="T2"/></text:p>
          <text:p text:style-name="P2"><text:span text:style-name="T2"/></text:p>
          <draw:enhanced-geometry svg:viewBox="0 0 21600 21600" draw:text-areas="0 0 21600 21600" draw:type="circular-arrow" draw:modifiers="151.660982907243 -8.35729835252125 10195.0893063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7" draw:layer="layout" svg:width="3.202cm" svg:height="2.384cm" svg:x="3.159cm" svg:y="6.236cm">
          <draw:text-box>
            <text:p>Wait</text:p>
            <text:p>Queue</text:p>
          </draw:text-box>
        </draw:frame>
        <draw:frame draw:style-name="gr15" draw:text-style-name="P7" draw:layer="layout" svg:width="8.636cm" svg:height="1.673cm" svg:x="11.414cm" svg:y="5.953cm">
          <draw:text-box>
            <text:p>“Running” Jobs linked list</text:p>
          </draw:text-box>
        </draw:frame>
        <draw:line draw:style-name="gr8" draw:text-style-name="P4" draw:layer="layout" svg:x1="11.922cm" svg:y1="5.191cm" svg:x2="13.065cm" svg:y2="5.191cm">
          <text:p/>
        </draw:line>
        <draw:line draw:style-name="gr8" draw:text-style-name="P4" draw:layer="layout" svg:x1="13.192cm" svg:y1="5.191cm" svg:x2="14.335cm" svg:y2="5.191cm">
          <text:p/>
        </draw:line>
        <draw:line draw:style-name="gr8" draw:text-style-name="P4" draw:layer="layout" svg:x1="14.716cm" svg:y1="5.318cm" svg:x2="15.859cm" svg:y2="5.318cm">
          <text:p/>
        </draw:line>
        <draw:line draw:style-name="gr8" draw:text-style-name="P4" draw:layer="layout" svg:x1="15.986cm" svg:y1="5.318cm" svg:x2="17.129cm" svg:y2="5.318cm">
          <text:p/>
        </draw:line>
        <draw:line draw:style-name="gr8" draw:text-style-name="P4" draw:layer="layout" svg:x1="17.764cm" svg:y1="5.318cm" svg:x2="18.907cm" svg:y2="5.3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1:04:02.324931005</meta:creation-date>
    <dc:date>2018-04-17T13:48:15.511214471</dc:date>
    <meta:editing-duration>PT2M35S</meta:editing-duration>
    <meta:editing-cycles>2</meta:editing-cycles>
    <meta:generator>LibreOffice/5.1.6.2$Linux_X86_64 LibreOffice_project/10m0$Build-2</meta:generator>
    <meta:document-statistic meta:object-count="35"/>
  </office:meta>
</office:document-meta>
</file>